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303f1" officeooo:paragraph-rsid="001303f1"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22pt" fo:font-weight="bold" officeooo:rsid="001303f1" officeooo:paragraph-rsid="001303f1"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22pt" fo:font-style="italic" fo:font-weight="bold" officeooo:rsid="001303f1" officeooo:paragraph-rsid="001303f1" style:font-size-asian="22pt" style:font-style-asian="italic" style:font-weight-asian="bold" style:font-size-complex="22pt" style:font-style-complex="italic" style:font-weight-complex="bold"/>
    </style:style>
    <style:style style:name="P4" style:family="paragraph" style:parent-style-name="Standard">
      <style:paragraph-properties fo:text-align="start" style:justify-single-word="false"/>
      <style:text-properties fo:font-size="20pt" fo:font-style="italic" fo:font-weight="bold" officeooo:rsid="001303f1" officeooo:paragraph-rsid="001303f1" style:font-size-asian="20pt" style:font-style-asian="italic" style:font-weight-asian="bold" style:font-size-complex="20pt" style:font-style-complex="italic" style:font-weight-complex="bold"/>
    </style:style>
    <style:style style:name="P5" style:family="paragraph" style:parent-style-name="Standard">
      <style:paragraph-properties fo:text-align="start" style:justify-single-word="false"/>
      <style:text-properties fo:font-size="18pt" fo:font-weight="normal" officeooo:rsid="001303f1" officeooo:paragraph-rsid="001303f1"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fo:font-size="18pt" fo:font-weight="normal" officeooo:rsid="001303f1" officeooo:paragraph-rsid="001303f1" style:font-size-asian="15.75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 Deployment Models</text:p>
      <text:p text:style-name="P6"/>
      <text:p text:style-name="P6"/>
      <text:p text:style-name="P5">Cloud computing offers organizations different deployment models to choose from based on their specific needs, requirements, and level of control they desire over their infrastructure and data. These deployment models define how and where cloud resources are provisioned and managed. Let's explore the four primary cloud deployment models:</text:p>
      <text:p text:style-name="P5"/>
      <text:p text:style-name="P3">1. Public Cloud:</text:p>
      <text:p text:style-name="P5"/>
      <text:p text:style-name="P5">In a public cloud deployment model, cloud services are provided by third-party vendors over the internet. The underlying infrastructure and resources are shared among multiple users or organizations. Public cloud deployments offer scalability, cost-effectiveness, and convenience, as the cloud provider handles the management, maintenance, and security of the infrastructure. Users can access and utilize services and resources on-demand, paying only for what they consume.</text:p>
      <text:p text:style-name="P5"/>
      <text:p text:style-name="P4">Key Features of Public Cloud:</text:p>
      <text:p text:style-name="P5"/>
      <text:p text:style-name="P5">- Shared Infrastructure: Public clouds pool computing resources, such as servers, storage, and networks, among multiple users or organizations, allowing for efficient resource utilization.</text:p>
      <text:p text:style-name="P5">- Scalability: Public cloud providers offer elastic scalability, enabling users to easily scale their resources up or down based on demand.</text:p>
      <text:p text:style-name="P5">- Pay-as-you-go Pricing: Public clouds follow a pay-as-you-go pricing model, where users are billed based on their actual resource usage, providing cost savings and flexibility.</text:p>
      <text:p text:style-name="P5"/>
      <text:p text:style-name="P4"/>
      <text:p text:style-name="P4"><text:soft-page-break/>Use Cases for Public Cloud:</text:p>
      <text:p text:style-name="P4"/>
      <text:p text:style-name="P5">- Web Applications and Websites: Public clouds are ideal for hosting web applications and websites, providing scalability, global accessibility, and cost-effective hosting solutions.</text:p>
      <text:p text:style-name="P5">- Development and Test Environments: Public clouds allow organizations to quickly provision and deprovision resources for development, testing, and staging environments.</text:p>
      <text:p text:style-name="P5">- Collaboration and Communication Tools: Public cloud-based collaboration and communication platforms offer organizations convenient and efficient ways to enhance productivity and teamwork.</text:p>
      <text:p text:style-name="P5"/>
      <text:p text:style-name="P3">2. Private Cloud:</text:p>
      <text:p text:style-name="P5"/>
      <text:p text:style-name="P5">In a private cloud deployment model, cloud resources are dedicated to a single organization. Private clouds can be physically located on-premises within the organization's data center or hosted by a third-party service provider. Private clouds offer increased control, security, and customization options, making them suitable for organizations with strict compliance requirements or specific performance needs.</text:p>
      <text:p text:style-name="P5"/>
      <text:p text:style-name="P4">Key Features of Private Cloud:</text:p>
      <text:p text:style-name="P5"/>
      <text:p text:style-name="P5">- Dedicated Infrastructure: Private clouds provide dedicated resources, ensuring that the entire infrastructure is dedicated to a single organization.</text:p>
      <text:p text:style-name="P5">- Enhanced Control: Organizations have full control over the infrastructure, allowing them to customize and configure it according to their specific requirements.</text:p>
      <text:p text:style-name="P5">- Increased Security: Private clouds offer enhanced security controls and data privacy, making them suitable for industries with strict compliance regulations.</text:p>
      <text:p text:style-name="P5"><text:soft-page-break/></text:p>
      <text:p text:style-name="P4">Use Cases for Private Cloud:</text:p>
      <text:p text:style-name="P5"/>
      <text:p text:style-name="P5">- Highly Sensitive Data: Private clouds are ideal for industries such as finance, healthcare, and government sectors, where data security and regulatory compliance are of utmost importance.</text:p>
      <text:p text:style-name="P5">- Mission-Critical Applications: Organizations that require high availability and performance for their critical applications often opt for private cloud deployments to have full control over the infrastructure.</text:p>
      <text:p text:style-name="P5"/>
      <text:p text:style-name="P3">3. Hybrid Cloud:</text:p>
      <text:p text:style-name="P5"/>
      <text:p text:style-name="P5">A hybrid cloud deployment model combines elements of both public and private clouds, creating a unified infrastructure that allows for the seamless movement of workloads between environments. Organizations can leverage the benefits of both public and private clouds, optimizing their IT infrastructure to achieve scalability, flexibility, and control.</text:p>
      <text:p text:style-name="P5"/>
      <text:p text:style-name="P4">Key Features of Hybrid Cloud:</text:p>
      <text:p text:style-name="P5"/>
      <text:p text:style-name="P5">- Flexibility and Scalability: Hybrid clouds offer the flexibility to leverage the scalability and cost-effectiveness of public clouds while retaining control over critical data and applications in private cloud environments.</text:p>
      <text:p text:style-name="P5">- Data Mobility: Hybrid clouds enable organizations to move workloads between public and private clouds based on factors such as performance, cost, and security requirements.</text:p>
      <text:p text:style-name="P5">- Bursting Capabilities: Organizations can utilize public cloud resources during peak periods to handle sudden increases in demand while relying on private cloud resources for regular workloads.</text:p>
      <text:p text:style-name="P5"/>
      <text:p text:style-name="P4"><text:soft-page-break/>Use Cases for Hybrid Cloud:</text:p>
      <text:p text:style-name="P5"/>
      <text:p text:style-name="P5">- Data Backup and Recovery: Hybrid clouds provide an efficient solution for data backup and disaster recovery, allowing organizations to store critical data in private clouds and replicate it to the public cloud for redundancy.</text:p>
      <text:p text:style-name="P5">- Compliance and Regulatory Requirements: Organizations can keep sensitive data on</text:p>
      <text:p text:style-name="P5"/>
      <text:p text:style-name="P5">-premises in a private cloud while utilizing public cloud services for non-sensitive workloads to comply with industry-specific regulations.</text:p>
      <text:p text:style-name="P5"/>
      <text:p text:style-name="P3">4. Community Cloud:</text:p>
      <text:p text:style-name="P5"/>
      <text:p text:style-name="P5">In a community cloud deployment model, cloud resources are shared among multiple organizations with similar interests or requirements. These organizations may belong to the same industry, have common security or compliance needs, or collaborate on specific projects. A community cloud offers cost-sharing benefits, shared infrastructure, and tailored services to meet the specific needs of the community members.</text:p>
      <text:p text:style-name="P5"/>
      <text:p text:style-name="P4">Key Features of Community Cloud:</text:p>
      <text:p text:style-name="P5"/>
      <text:p text:style-name="P5">- Shared Infrastructure: Community clouds provide a shared infrastructure that allows organizations within the community to share resources and benefit from cost savings.</text:p>
      <text:p text:style-name="P5">- Customized Services: Community clouds can offer services and features tailored to the specific needs of the community members, such as industry-specific compliance requirements or security standards.</text:p>
      <text:p text:style-name="P5"/>
      <text:p text:style-name="P4">Use Cases for Community Cloud:</text:p>
      <text:p text:style-name="P5"><text:soft-page-break/></text:p>
      <text:p text:style-name="P5">- Government Agencies: Government agencies at different levels can share common infrastructure and services within a community cloud while ensuring compliance with regulatory and security requirements.</text:p>
      <text:p text:style-name="P5">- Research and Development: Research institutions and universities can collaborate and share resources within a community cloud to support research projects and data sharing.</text:p>
      <text:p text:style-name="P5"/>
      <text:p text:style-name="P2">Conclusion:</text:p>
      <text:p text:style-name="P5"/>
      <text:p text:style-name="P5">Cloud computing offers various deployment models, each catering to different needs and providing distinct advantages. Public clouds deliver scalability, cost-effectiveness, and convenience, while private clouds offer increased control, security, and customization options. Hybrid clouds combine the benefits of both public and private clouds, enabling organizations to optimize their infrastructure. Community clouds provide shared resources and tailored services to specific communities with similar requirements. Understanding these deployment models helps organizations choose the most suitable approach to leverage the power of cloud computing and meet their business objectives efficien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0:00:49.766840299</meta:creation-date>
    <dc:date>2023-06-21T10:05:58.857767664</dc:date>
    <meta:editing-duration>PT5M9S</meta:editing-duration>
    <meta:editing-cycles>1</meta:editing-cycles>
    <meta:document-statistic meta:table-count="0" meta:image-count="0" meta:object-count="0" meta:page-count="5" meta:paragraph-count="41" meta:word-count="913" meta:character-count="6718" meta:non-whitespace-character-count="5846"/>
    <meta:generator>LibreOffice/7.3.7.2$Linux_X86_64 LibreOffice_project/30$Build-2</meta:generator>
  </office:meta>
</office:document-meta>
</file>